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291cm" svg:height="8.491cm" svg:x="0.309cm" svg:y="0.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2cm" svg:y="0cm">
          <draw:text-box>
            <text:p><text:span text:style-name="T1">f[i]</text:span></text:p>
          </draw:text-box>
        </draw:frame>
        <draw:frame draw:style-name="gr3" draw:text-style-name="P2" draw:layer="layout" svg:width="1cm" svg:height="1.1cm" svg:x="15.2cm" svg:y="7.8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11-28T16:23:31.062663969</dc:date>
    <meta:editing-duration>PT2M47S</meta:editing-duration>
    <meta:editing-cycles>17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7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292cm" svg:height="8.492cm" xlink:href="." xlink:type="simple" chart:class="chart:scatter" chart:style-name="ch1">
        <chart:plot-area chart:style-name="ch2" chart:data-source-has-labels="both" svg:x="0.305cm" svg:y="0.169cm" svg:width="14.682cm" svg:height="8.154cm">
          <chartooo:coordinate-region svg:x="0.741cm" svg:y="0.368cm" svg:width="14.152cm" svg:height="7.308cm"/>
          <chart:axis chart:dimension="x" chart:name="primary-x" chart:style-name="ch3" chartooo:axis-type="auto"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